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1.2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2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4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905cm" svg:x2="6.858cm" svg:y2="2.481cm" draw:start-shape="id3" draw:start-glue-point="2" draw:end-shape="id4" draw:end-glue-point="3" svg:d="m6350 1905v576h508" svg:viewBox="0 0 509 577">
          <text:p/>
        </draw:connector>
        <draw:connector draw:style-name="gr4" draw:text-style-name="P2" draw:layer="layout" svg:x1="6.35cm" svg:y1="1.905cm" svg:x2="6.858cm" svg:y2="3.287cm" draw:start-shape="id3" draw:start-glue-point="2" draw:end-shape="id5" draw:end-glue-point="3" svg:d="m6350 1905v1382h508" svg:viewBox="0 0 509 1383">
          <text:p/>
        </draw:connector>
        <draw:connector draw:style-name="gr4" draw:text-style-name="P2" draw:layer="layout" svg:x1="6.35cm" svg:y1="1.905cm" svg:x2="6.858cm" svg:y2="4.113cm" draw:start-shape="id3" draw:start-glue-point="2" draw:end-shape="id6" draw:end-glue-point="3" svg:d="m6350 1905v2208h508" svg:viewBox="0 0 509 2209">
          <text:p/>
        </draw:connector>
        <draw:connector draw:style-name="gr4" draw:text-style-name="P2" draw:layer="layout" svg:x1="6.35cm" svg:y1="1.905cm" svg:x2="6.858cm" svg:y2="4.919cm" draw:start-shape="id3" draw:start-glue-point="2" draw:end-shape="id7" draw:end-glue-point="3" svg:d="m6350 1905v3014h508" svg:viewBox="0 0 509 3015">
          <text:p/>
        </draw:connector>
        <draw:frame draw:style-name="gr1" draw:text-style-name="P1" xml:id="id8" draw:id="id8" draw:layer="layout" svg:width="3.81cm" svg:height="0.645cm" svg:x="6.858cm" svg:y="5.4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905cm" svg:x2="6.858cm" svg:y2="5.735cm" draw:start-shape="id3" draw:start-glue-point="2" draw:end-shape="id8" draw:end-glue-point="3" svg:d="m6350 1905v3830h508" svg:viewBox="0 0 509 3831">
          <text:p/>
        </draw:connector>
        <draw:frame draw:style-name="gr1" draw:text-style-name="P1" xml:id="id9" draw:id="id9" draw:layer="layout" svg:width="3.556cm" svg:height="0.645cm" svg:x="6.858cm" svg:y="6.2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905cm" svg:x2="6.858cm" svg:y2="6.551cm" draw:start-shape="id3" draw:start-glue-point="2" draw:end-shape="id9" draw:end-glue-point="3" svg:d="m6350 1905v4646h508" svg:viewBox="0 0 509 4647">
          <text:p/>
        </draw:connector>
        <draw:frame draw:style-name="gr1" draw:text-style-name="P1" xml:id="id10" draw:id="id10" draw:layer="layout" svg:width="3.175cm" svg:height="0.645cm" svg:x="6.858cm" svg:y="7.0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905cm" svg:x2="6.858cm" svg:y2="7.367cm" draw:start-shape="id3" draw:start-glue-point="2" draw:end-shape="id10" draw:end-glue-point="3" svg:d="m6350 19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1.143cm" svg:y="5.842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2.1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2.9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3.6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4.4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5.2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5.9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6.7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7.4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8.2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9.0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1.905cm" svg:x2="24.076cm" svg:y2="2.481cm" draw:start-shape="id22" draw:start-glue-point="2" draw:end-shape="id23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2" draw:start-glue-point="2" draw:end-shape="id24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2" draw:start-glue-point="2" draw:end-shape="id25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2" draw:start-glue-point="2" draw:end-shape="id26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2" draw:start-glue-point="2" draw:end-shape="id27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2" draw:start-glue-point="2" draw:end-shape="id28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2" draw:start-glue-point="2" draw:end-shape="id29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2" draw:start-glue-point="2" draw:end-shape="id30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2" draw:start-glue-point="2" draw:end-shape="id31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2" draw:start-glue-point="2" draw:end-shape="id32" draw:end-glue-point="3" svg:d="m23504 1905v7434h572" svg:viewBox="0 0 573 7435">
          <text:p/>
        </draw:connector>
        <draw:frame draw:style-name="gr1" draw:text-style-name="P1" xml:id="id33" draw:id="id33" draw:layer="layout" svg:width="2.34cm" svg:height="0.645cm" svg:x="24.076cm" svg:y="9.7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10.5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1.905cm" svg:x2="24.076cm" svg:y2="10.101cm" draw:start-shape="id22" draw:start-glue-point="2" draw:end-shape="id33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2" draw:start-glue-point="2" draw:end-shape="id34" draw:end-glue-point="3" svg:d="m23504 1905v8958h572" svg:viewBox="0 0 573 8959">
          <text:p/>
        </draw:connector>
        <draw:frame draw:style-name="gr1" draw:text-style-name="P1" xml:id="id35" draw:id="id35" draw:layer="layout" svg:width="2.594cm" svg:height="0.645cm" svg:x="24.076cm" svg:y="11.3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1.905cm" svg:x2="24.076cm" svg:y2="11.625cm" draw:start-shape="id22" draw:start-glue-point="2" draw:end-shape="id35" draw:end-glue-point="3" svg:d="m23504 19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568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207cm" svg:height="0.645cm" svg:x="13.627cm" svg:y="9.388cm">
          <draw:text-box>
            <text:p><text:span text:style-name="T1">50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13cm" svg:y="8.636cm">
          <draw:text-box>
            <text:p><text:span text:style-name="T1">186 spiritual/religion</text:span></text:p>
          </draw:text-box>
        </draw:frame>
        <draw:frame draw:style-name="gr1" draw:text-style-name="P1" draw:layer="layout" svg:width="4.461cm" svg:height="0.645cm" svg:x="13.627cm" svg:y="10.1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627cm" svg:y="10.988cm">
          <draw:text-box>
            <text:p><text:span text:style-name="T1">188 mormon/mormonism</text:span></text:p>
          </draw:text-box>
        </draw:frame>
        <draw:connector draw:style-name="gr4" draw:text-style-name="P2" draw:layer="layout" svg:x1="13.035cm" svg:y1="9.281cm" svg:x2="13.627cm" svg:y2="9.71cm" svg:d="m13035 9281v429h592" svg:viewBox="0 0 593 430">
          <text:p/>
        </draw:connector>
        <draw:connector draw:style-name="gr4" draw:text-style-name="P2" draw:layer="layout" svg:x1="13.035cm" svg:y1="9.281cm" svg:x2="13.627cm" svg:y2="10.51cm" svg:d="m13035 9281v1229h592" svg:viewBox="0 0 593 1230">
          <text:p/>
        </draw:connector>
        <draw:connector draw:style-name="gr4" draw:text-style-name="P2" draw:layer="layout" svg:x1="13.035cm" svg:y1="9.281cm" svg:x2="13.627cm" svg:y2="11.31cm" svg:d="m13035 9281v2029h592" svg:viewBox="0 0 593 2030">
          <text:p/>
        </draw:connector>
        <draw:frame draw:style-name="gr1" draw:text-style-name="P1" draw:layer="layout" svg:width="2.667cm" svg:height="0.645cm" svg:x="5.207cm" svg:y="26.025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916cm" svg:y="13.7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355cm" svg:y="14.4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355cm" svg:y="15.2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355cm" svg:y="16.0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355cm" svg:y="16.897cm">
          <draw:text-box>
            <text:p><text:span text:style-name="T1">193 tsunami</text:span></text:p>
          </draw:text-box>
        </draw:frame>
        <draw:connector draw:style-name="gr4" draw:text-style-name="P2" draw:layer="layout" svg:x1="16.792cm" svg:y1="14.37cm" svg:x2="17.355cm" svg:y2="14.819cm" draw:start-shape="id78" draw:start-glue-point="2" draw:end-shape="id79" draw:end-glue-point="3" svg:d="m16792 14370v449h563" svg:viewBox="0 0 564 450">
          <text:p/>
        </draw:connector>
        <draw:connector draw:style-name="gr4" draw:text-style-name="P2" draw:layer="layout" svg:x1="16.792cm" svg:y1="14.37cm" svg:x2="17.355cm" svg:y2="15.619cm" draw:start-shape="id78" draw:start-glue-point="2" draw:end-shape="id80" svg:d="m16792 14370v1249h563" svg:viewBox="0 0 564 1250">
          <text:p/>
        </draw:connector>
        <draw:connector draw:style-name="gr4" draw:text-style-name="P2" draw:layer="layout" svg:x1="16.792cm" svg:y1="14.37cm" svg:x2="17.355cm" svg:y2="16.419cm" draw:start-shape="id78" draw:start-glue-point="2" draw:end-shape="id81" draw:end-glue-point="3" svg:d="m16792 14370v2049h563" svg:viewBox="0 0 564 2050">
          <text:p/>
        </draw:connector>
        <draw:connector draw:style-name="gr4" draw:text-style-name="P2" draw:layer="layout" svg:x1="16.792cm" svg:y1="14.37cm" svg:x2="17.355cm" svg:y2="17.219cm" draw:start-shape="id78" draw:start-glue-point="2" draw:end-shape="id82" draw:end-glue-point="3" svg:d="m16792 14370v2849h563" svg:viewBox="0 0 564 2850">
          <text:p/>
        </draw:connector>
        <draw:frame draw:style-name="gr5" draw:text-style-name="P1" xml:id="id83" draw:id="id83" draw:layer="layout" svg:width="2.287cm" svg:height="0.645cm" svg:x="13.461cm" svg:y="12.927cm">
          <draw:text-box>
            <text:p><text:span text:style-name="T1">56 disaster</text:span></text:p>
          </draw:text-box>
        </draw:frame>
        <draw:connector draw:style-name="gr4" draw:text-style-name="P2" draw:layer="layout" svg:x1="14.604cm" svg:y1="13.572cm" svg:x2="14.916cm" svg:y2="14.047cm" draw:start-shape="id83" draw:start-glue-point="2" draw:end-shape="id78" draw:end-glue-point="3" svg:d="m14604 13572v475h312" svg:viewBox="0 0 313 476">
          <text:p/>
        </draw:connector>
        <draw:frame draw:style-name="gr6" draw:text-style-name="P1" xml:id="id84" draw:id="id84" draw:layer="layout" svg:width="3.129cm" svg:height="0.647cm" svg:x="15.159cm" svg:y="17.768cm">
          <draw:text-box>
            <text:p><text:span text:style-name="T1">194 plane-crash</text:span></text:p>
          </draw:text-box>
        </draw:frame>
        <draw:frame draw:style-name="gr6" draw:text-style-name="P1" xml:id="id85" draw:id="id85" draw:layer="layout" svg:width="3.129cm" svg:height="0.647cm" svg:x="15.159cm" svg:y="18.568cm">
          <draw:text-box>
            <text:p><text:span text:style-name="T1">195 sinking-ship</text:span></text:p>
          </draw:text-box>
        </draw:frame>
        <draw:connector draw:style-name="gr4" draw:text-style-name="P2" draw:layer="layout" svg:x1="14.604cm" svg:y1="13.572cm" svg:x2="15.159cm" svg:y2="18.091cm" draw:start-shape="id83" draw:start-glue-point="2" draw:end-shape="id84" draw:end-glue-point="3" svg:d="m14604 13572v4519h555" svg:viewBox="0 0 556 4520">
          <text:p/>
        </draw:connector>
        <draw:connector draw:style-name="gr4" draw:text-style-name="P2" draw:layer="layout" svg:x1="14.604cm" svg:y1="13.572cm" svg:x2="15.159cm" svg:y2="18.891cm" draw:start-shape="id83" draw:start-glue-point="2" draw:end-shape="id85" draw:end-glue-point="3" svg:d="m14604 135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8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193cm" svg:height="0.645cm" svg:x="13.714cm" svg:y="23.876cm">
          <draw:text-box>
            <text:p><text:span text:style-name="T1">graphic-sexual-content</text:span></text:p>
          </draw:text-box>
        </draw:frame>
        <draw:frame draw:style-name="gr1" draw:text-style-name="P1" draw:layer="layout" svg:width="3.177cm" svg:height="0.645cm" svg:x="13.716cm" svg:y="24.638cm">
          <draw:text-box>
            <text:p><text:span text:style-name="T1">graphic-violence</text:span></text:p>
          </draw:text-box>
        </draw:frame>
        <draw:frame draw:style-name="gr1" draw:text-style-name="P1" draw:layer="layout" svg:width="2.393cm" svg:height="0.645cm" svg:x="10.307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5" draw:start-glue-point="2" draw:end-shape="id96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2.1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1.905cm" svg:x2="24.075cm" svg:y2="12.425cm" draw:start-shape="id22" draw:start-glue-point="2" draw:end-shape="id113" draw:end-glue-point="3" svg:d="m23504 1905v10520h571" svg:viewBox="0 0 572 10521">
          <text:p/>
        </draw:connector>
        <draw:frame draw:style-name="gr1" draw:text-style-name="P1" xml:id="id114" draw:id="id114" draw:layer="layout" svg:width="3.485cm" svg:height="0.645cm" svg:x="24.074cm" svg:y="12.9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1.905cm" svg:x2="24.074cm" svg:y2="13.225cm" draw:start-shape="id22" draw:start-glue-point="2" draw:end-shape="id114" draw:end-glue-point="3" svg:d="m23504 1905v11320h570" svg:viewBox="0 0 571 11321">
          <text:p/>
        </draw:connector>
        <draw:frame draw:style-name="gr7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7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8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905cm" svg:x2="6.858cm" svg:y2="8.167cm" draw:start-shape="id3" draw:start-glue-point="2" draw:end-shape="id116" draw:end-glue-point="3" svg:d="m6350 19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6.1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8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7.5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8.2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9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6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805cm" svg:x2="35.523cm" svg:y2="17.182cm" draw:start-shape="id129" draw:start-glue-point="2" draw:end-shape="id130" draw:end-glue-point="3" svg:d="m35036 16805v377h487" svg:viewBox="0 0 488 378">
          <text:p/>
        </draw:connector>
        <draw:connector draw:style-name="gr4" draw:text-style-name="P2" draw:layer="layout" svg:x1="35.036cm" svg:y1="16.805cm" svg:x2="35.522cm" svg:y2="17.882cm" draw:start-shape="id129" draw:start-glue-point="2" draw:end-shape="id131" svg:d="m35036 16805v1077h486" svg:viewBox="0 0 487 1078">
          <text:p/>
        </draw:connector>
        <draw:connector draw:style-name="gr4" draw:text-style-name="P2" draw:layer="layout" svg:x1="35.036cm" svg:y1="16.805cm" svg:x2="35.522cm" svg:y2="18.582cm" draw:start-shape="id129" draw:start-glue-point="2" draw:end-shape="id132" draw:end-glue-point="3" svg:d="m35036 16805v728h-15v1049h501" svg:viewBox="0 0 502 1778">
          <text:p/>
        </draw:connector>
        <draw:connector draw:style-name="gr4" draw:text-style-name="P2" draw:layer="layout" svg:x1="35.036cm" svg:y1="16.805cm" svg:x2="35.521cm" svg:y2="19.282cm" draw:start-shape="id129" draw:start-glue-point="2" draw:end-shape="id133" draw:end-glue-point="3" svg:d="m35036 16805v1078h-16v1399h501" svg:viewBox="0 0 502 2478">
          <text:p/>
        </draw:connector>
        <draw:connector draw:style-name="gr4" draw:text-style-name="P2" draw:layer="layout" svg:x1="35.036cm" svg:y1="16.805cm" svg:x2="35.52cm" svg:y2="19.982cm" draw:start-shape="id129" draw:start-glue-point="2" draw:end-shape="id134" draw:end-glue-point="3" svg:d="m35036 168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non-brief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tid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3.042cm" svg:y="6.642cm">
          <draw:text-box>
            <text:p><text:span text:style-name="T1">163 time-travel</text:span></text:p>
          </draw:text-box>
        </draw:frame>
        <draw:connector draw:style-name="gr4" draw:text-style-name="P2" draw:layer="layout" svg:x1="2.667cm" svg:y1="6.487cm" svg:x2="3.042cm" svg:y2="6.964cm" draw:start-shape="id184" draw:start-glue-point="2" draw:end-shape="id185" draw:end-glue-point="3" svg:d="m2667 6487v477h375" svg:viewBox="0 0 376 478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1.983cm" svg:height="0.645cm" svg:x="17.702cm" svg:y="30.825cm">
          <draw:text-box>
            <text:p><text:span text:style-name="T1">79 prison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20.4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805cm" svg:x2="35.52cm" svg:y2="20.782cm" draw:start-shape="id129" draw:start-glue-point="2" draw:end-shape="id194" draw:end-glue-point="3" svg:d="m35036 16805v1828h-17v2149h501" svg:viewBox="0 0 502 3978">
          <text:p/>
        </draw:connector>
        <draw:frame draw:style-name="gr1" draw:text-style-name="P1" xml:id="id195" draw:id="id195" draw:layer="layout" svg:width="2.159cm" svg:height="0.645cm" svg:x="-1.397cm" svg:y="6.721cm">
          <draw:text-box>
            <text:p><text:span text:style-name="T1">299 future</text:span></text:p>
          </draw:text-box>
        </draw:frame>
        <draw:connector draw:style-name="gr4" draw:text-style-name="P2" draw:layer="layout" svg:x1="2.667cm" svg:y1="6.487cm" svg:x2="0.762cm" svg:y2="7.043cm" draw:start-shape="id184" draw:start-glue-point="2" draw:end-shape="id195" draw:end-glue-point="1" svg:d="m2667 6487v556h-1905" svg:viewBox="0 0 1906 557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09-11T22:56:48</dc:date>
    <dc:creator>Tyler Hayes</dc:creator>
    <meta:editing-duration>PT7H9M42S</meta:editing-duration>
    <meta:editing-cycles>92</meta:editing-cycles>
    <meta:generator>LibreOffice/3.5$Linux_X86_64 LibreOffice_project/350m1$Build-2</meta:generator>
    <meta:document-statistic meta:object-count="482"/>
  </office:meta>
</office:document-meta>
</file>